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9.435cm" svg:y="0.233cm">
            <draw:object draw:notify-on-update-of-ranges="Tabelle1.C2:Tabelle1.C8 Tabelle1.D2:Tabelle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arrison Ford (* 1942)</text:p>
          </table:table-cell>
          <table:table-cell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60-19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70-19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80-1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90-19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0-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0-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202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07:48:56.91395640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7T07:54:16.386704757</dc:date>
    <meta:editing-duration>PT6M3S</meta:editing-duration>
    <meta:editing-cycles>4</meta:editing-cycles>
    <meta:generator>LibreOffice/25.8.1.1$Linux_X86_64 LibreOffice_project/580$Build-1</meta:generator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6cm" svg:y="4.201cm" style:legend-expansion="high" chart:style-name="ch2"/>
        <chart:plot-area chart:style-name="ch3" svg:x="0.32cm" svg:y="0.18cm" svg:width="13.286cm" svg:height="8.64cm">
          <chart:coordinate-region svg:x="0.954cm" svg:y="0.379cm" svg:width="12.652cm" svg:height="7.794cm"/>
          <chart:axis chart:dimension="x" chart:name="primary-x" chart:style-name="ch4" chartooo:axis-type="auto">
            <chartooo:date-scale/>
            <chart:categories table:cell-range-address="Tabelle1.C2:Tabelle1.C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2:Tabelle1.D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60-1969</text:p>
                <draw:g>
                  <svg:desc>Tabelle1.C2:Tabelle1.C8</svg:desc>
                </draw:g>
              </table:table-cell>
              <table:table-cell office:value-type="float" office:value="10">
                <text:p>10</text:p>
                <draw:g>
                  <svg:desc>Tabelle1.D2:Tabelle1.D8</svg:desc>
                </draw:g>
              </table:table-cell>
            </table:table-row>
            <table:table-row>
              <table:table-cell office:value-type="string">
                <text:p>1970-19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80-19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0-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